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0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0.74pt double-thin #ff3333" style:border-line-width="0.18mm 0.04mm 0.18mm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5"/>
        <table:table-column table:style-name="co1" table:default-cell-style-name="ce19"/>
        <table:table-column table:style-name="co1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3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Data 0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Data 1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Type 0-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ype 16</text:p>
          </table:table-cell>
          <table:table-cell table:style-name="ce9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Data 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Type 17</text:p>
          </table:table-cell>
          <table:table-cell table:style-name="ce9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Data 17</text:p>
          </table:table-cell>
          <table:table-cell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Type 18</text:p>
          </table:table-cell>
          <table:table-cell table:style-name="ce9" office:value-type="string" calcext:value-type="string">
            <text:p>Data 18</text:p>
          </table:table-cell>
          <table:table-cell/>
          <table:table-cell table:style-name="ce16" office:value-type="float" office:value="19" calcext:value-type="float">
            <text:p>19</text:p>
          </table:table-cell>
          <table:table-cell table:style-name="ce23" office:value-type="string" calcext:value-type="string">
            <text:p>Data 1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ce17" office:value-type="string" calcext:value-type="string">
            <text:p>*Nicht die eigentliche Adresse im RAM, sondern der Offset im Speicherbereich des Thread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38:04.923000000</meta:creation-date>
    <dc:date>2017-02-02T22:08:28.986000000</dc:date>
    <meta:editing-duration>PT6H3M</meta:editing-duration>
    <meta:editing-cycles>2</meta:editing-cycles>
    <meta:generator>LibreOffice/5.1.6.2$Windows_x86 LibreOffice_project/07ac168c60a517dba0f0d7bc7540f5afa45f0909</meta:generator>
    <meta:document-statistic meta:table-count="1" meta:cell-count="107" meta:object-count="0"/>
  </office:meta>
</office:document-meta>
</file>